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13c1" officeooo:paragraph-rsid="000313c1"/>
    </style:style>
    <style:style style:name="P2" style:family="paragraph" style:parent-style-name="Standard">
      <style:text-properties officeooo:rsid="0005fd3f" officeooo:paragraph-rsid="0005fd3f"/>
    </style:style>
    <style:style style:name="P3" style:family="paragraph" style:parent-style-name="Standard">
      <style:text-properties officeooo:rsid="0007115c" officeooo:paragraph-rsid="0007115c"/>
    </style:style>
    <style:style style:name="P4" style:family="paragraph" style:parent-style-name="Standard">
      <style:text-properties officeooo:rsid="000313c1" officeooo:paragraph-rsid="00084276"/>
    </style:style>
    <style:style style:name="P5" style:family="paragraph" style:parent-style-name="Standard">
      <style:text-properties style:text-line-through-style="solid" style:text-line-through-type="single" officeooo:rsid="000313c1" officeooo:paragraph-rsid="000313c1"/>
    </style:style>
    <style:style style:name="T1" style:family="text">
      <style:text-properties officeooo:rsid="0005fd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fd3f" style:font-weight-asian="bold" style:font-weight-complex="bold"/>
    </style:style>
    <style:style style:name="T4" style:family="text">
      <style:text-properties officeooo:rsid="00084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CDIP2015 / main.tex</text:p>
      <text:p text:style-name="P1"/>
      <text:p text:style-name="P1">Five/Six Pages</text:p>
      <text:p text:style-name="P1"/>
      <text:p text:style-name="P1">P. 1: ABS + Introduction <text:span text:style-name="T1">(DONE)</text:span></text:p>
      <text:p text:style-name="P5">P. 2/3 : <text:span text:style-name="T3">Cell &amp; </text:span><text:span text:style-name="T2">Contour Detection</text:span>, S: Previous Work S: DistanceTransform + Find Maxima S: Active Contour <text:span text:style-name="T1">(or Watershed?) or skip this section.</text:span></text:p>
      <text:p text:style-name="P4">P. 2/3 : <text:span text:style-name="T3">Cell &amp; </text:span><text:span text:style-name="T2">Contour Detection</text:span>, S: Previous Work S: <text:span text:style-name="T4">Expand Contour </text:span>S: <text:span text:style-name="T4">Membrane Location</text:span> <text:span text:style-name="T1">(or Flourescent expand? ) </text:span></text:p>
      <text:p text:style-name="P1">P. 4 : Results</text:p>
      <text:p text:style-name="P1">P. 5 : Conc<text:span text:style-name="T1">lusion </text:span>\ Ack. \ References</text:p>
      <text:p text:style-name="P1"/>
      <text:p text:style-name="P3">@ to add contour Expan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8T13:33:24.261001219</meta:creation-date>
    <dc:date>2014-11-04T14:08:24.951733830</dc:date>
    <dc:creator>Mohamed Tleis</dc:creator>
    <meta:editing-duration>PT15S</meta:editing-duration>
    <meta:editing-cycles>5</meta:editing-cycles>
    <meta:generator>LibreOffice/4.2.5.2$Linux_X86_64 LibreOffice_project/420m0$Build-2</meta:generator>
    <meta:document-statistic meta:table-count="0" meta:image-count="0" meta:object-count="0" meta:page-count="1" meta:paragraph-count="8" meta:word-count="72" meta:character-count="401" meta:non-whitespace-character-count="336"/>
  </office:meta>
</office:document-meta>
</file>